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color="#c9211e" loext:opacity="100%" fo:font-size="13pt" fo:font-weight="bold" officeooo:rsid="0018e65e" officeooo:paragraph-rsid="0018e65e" style:font-size-asian="13pt" style:font-weight-asian="bold" style:font-size-complex="13pt" style:font-weight-complex="bold"/>
    </style:style>
    <style:style style:name="P3" style:family="paragraph" style:parent-style-name="Standard">
      <style:text-properties fo:color="#c9211e" loext:opacity="100%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color="#c9211e" loext:opacity="100%" fo:font-size="12pt" fo:font-style="normal" fo:font-weight="normal" officeooo:rsid="001d13bd" officeooo:paragraph-rsid="001d13bd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color="#c9211e" loext:opacity="100%" fo:font-size="12pt" fo:font-style="normal" fo:font-weight="normal" officeooo:rsid="001b13c6" officeooo:paragraph-rsid="001b13c6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color="#50938a" loext:opacity="100%" fo:font-size="10pt" officeooo:rsid="000e734e" style:font-size-asian="10pt" style:font-size-complex="10pt"/>
    </style:style>
    <style:style style:name="P7" style:family="paragraph" style:parent-style-name="Standard">
      <style:text-properties fo:color="#50938a" loext:opacity="100%" fo:font-size="10pt" officeooo:rsid="000e734e" officeooo:paragraph-rsid="000e734e" style:font-size-asian="10pt" style:font-size-complex="10pt"/>
    </style:style>
    <style:style style:name="P8" style:family="paragraph" style:parent-style-name="Standard">
      <style:text-properties officeooo:paragraph-rsid="000e734e"/>
    </style:style>
    <style:style style:name="P9" style:family="paragraph" style:parent-style-name="Standard">
      <style:text-properties fo:color="#5b277d" loext:opacity="100%" fo:font-size="13pt" style:text-underline-style="solid" style:text-underline-width="auto" style:text-underline-color="font-color" fo:font-weight="bold" officeooo:rsid="000e734e" officeooo:paragraph-rsid="000e734e" style:font-size-asian="13pt" style:font-weight-asian="bold" style:font-size-complex="13pt" style:font-weight-complex="bold"/>
    </style:style>
    <style:style style:name="P10" style:family="paragraph" style:parent-style-name="Standard">
      <style:text-properties fo:color="#729fcf" loext:opacity="100%" fo:font-size="10pt" style:font-size-asian="10pt" style:font-size-complex="10pt"/>
    </style:style>
    <style:style style:name="P11" style:family="paragraph" style:parent-style-name="Standard">
      <style:text-properties fo:color="#729fcf" loext:opacity="100%" fo:font-size="10pt" officeooo:rsid="000e734e" officeooo:paragraph-rsid="000e734e" style:font-size-asian="10pt" style:font-size-complex="10pt"/>
    </style:style>
    <style:style style:name="P12" style:family="paragraph" style:parent-style-name="Standard">
      <style:text-properties fo:color="#729fcf" loext:opacity="100%" fo:font-size="10pt" officeooo:rsid="00106d86" officeooo:paragraph-rsid="00106d86" style:font-size-asian="10pt" style:font-size-complex="10pt"/>
    </style:style>
    <style:style style:name="P13" style:family="paragraph" style:parent-style-name="Standard">
      <style:text-properties fo:color="#729fcf" loext:opacity="100%" fo:font-size="10pt" officeooo:paragraph-rsid="00106d86" style:font-size-asian="10pt" style:font-size-complex="10pt"/>
    </style:style>
    <style:style style:name="P14" style:family="paragraph" style:parent-style-name="Standard">
      <style:text-properties fo:color="#729fcf" loext:opacity="100%" fo:font-size="10pt" officeooo:rsid="00109639" officeooo:paragraph-rsid="00109639" style:font-size-asian="10pt" style:font-size-complex="10pt"/>
    </style:style>
    <style:style style:name="P15" style:family="paragraph" style:parent-style-name="Standard">
      <style:text-properties fo:color="#729fcf" loext:opacity="100%" fo:font-size="10pt" officeooo:paragraph-rsid="0012518a" style:font-size-asian="10pt" style:font-size-complex="10pt"/>
    </style:style>
    <style:style style:name="P16" style:family="paragraph" style:parent-style-name="Standard">
      <style:text-properties fo:color="#729fcf" loext:opacity="100%" fo:font-size="10pt" officeooo:rsid="0012518a" style:font-size-asian="10pt" style:font-size-complex="10pt"/>
    </style:style>
    <style:style style:name="P17" style:family="paragraph" style:parent-style-name="Standard">
      <style:text-properties fo:color="#729fcf" loext:opacity="100%" fo:font-size="10pt" officeooo:rsid="0012518a" officeooo:paragraph-rsid="0012518a" style:font-size-asian="10pt" style:font-size-complex="10pt"/>
    </style:style>
    <style:style style:name="P18" style:family="paragraph" style:parent-style-name="Standard">
      <style:text-properties fo:color="#729fcf" loext:opacity="100%" fo:font-size="10pt" officeooo:rsid="001302bf" officeooo:paragraph-rsid="001302bf" style:font-size-asian="10pt" style:font-size-complex="10pt"/>
    </style:style>
    <style:style style:name="P19" style:family="paragraph" style:parent-style-name="Standard">
      <style:text-properties fo:color="#729fcf" loext:opacity="100%" fo:font-size="10pt" officeooo:rsid="001302bf" officeooo:paragraph-rsid="00158176" style:font-size-asian="10pt" style:font-size-complex="10pt"/>
    </style:style>
    <style:style style:name="P20" style:family="paragraph" style:parent-style-name="Standard">
      <style:text-properties fo:color="#729fcf" loext:opacity="100%" fo:font-size="10pt" officeooo:rsid="0013c600" officeooo:paragraph-rsid="0013c600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2.822cm"/>
          <style:tab-stop style:position="3.037cm"/>
        </style:tab-stops>
      </style:paragraph-properties>
      <style:text-properties fo:color="#729fcf" loext:opacity="100%" fo:font-size="10pt" officeooo:rsid="0013c600" officeooo:paragraph-rsid="0013c600" style:font-size-asian="10pt" style:font-size-complex="10pt"/>
    </style:style>
    <style:style style:name="P22" style:family="paragraph" style:parent-style-name="Standard">
      <style:paragraph-properties>
        <style:tab-stops>
          <style:tab-stop style:position="2.822cm"/>
          <style:tab-stop style:position="3.037cm"/>
        </style:tab-stops>
      </style:paragraph-properties>
      <style:text-properties fo:color="#729fcf" loext:opacity="100%" fo:font-size="10pt" style:font-size-asian="10pt" style:font-size-complex="10pt"/>
    </style:style>
    <style:style style:name="P23" style:family="paragraph" style:parent-style-name="Standard">
      <style:text-properties fo:color="#729fcf" loext:opacity="100%" fo:font-size="10pt" officeooo:paragraph-rsid="0013c600" style:font-size-asian="10pt" style:font-size-complex="10pt"/>
    </style:style>
    <style:style style:name="P24" style:family="paragraph" style:parent-style-name="Standard">
      <style:text-properties fo:color="#729fcf" loext:opacity="100%" fo:font-size="10pt" officeooo:rsid="0015509c" officeooo:paragraph-rsid="0015509c" style:font-size-asian="10pt" style:font-size-complex="10pt"/>
    </style:style>
    <style:style style:name="P25" style:family="paragraph" style:parent-style-name="Standard">
      <style:text-properties fo:color="#729fcf" loext:opacity="100%" fo:font-size="10pt" officeooo:rsid="00158176" officeooo:paragraph-rsid="00158176" style:font-size-asian="10pt" style:font-size-complex="10pt"/>
    </style:style>
    <style:style style:name="P26" style:family="paragraph" style:parent-style-name="Standard">
      <style:text-properties fo:color="#729fcf" loext:opacity="100%" fo:font-size="10pt" fo:font-weight="bold" officeooo:rsid="0012518a" officeooo:paragraph-rsid="0012518a" style:font-size-asian="10pt" style:font-weight-asian="bold" style:font-size-complex="10pt" style:font-weight-complex="bold"/>
    </style:style>
    <style:style style:name="P27" style:family="paragraph" style:parent-style-name="Standard">
      <style:text-properties fo:color="#729fcf" loext:opacity="100%" fo:font-size="10pt" fo:font-weight="normal" officeooo:rsid="0018e65e" officeooo:paragraph-rsid="0018e65e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729fcf" loext:opacity="100%" fo:font-size="10pt" fo:font-weight="normal" officeooo:rsid="001958e9" officeooo:paragraph-rsid="001958e9" style:font-size-asian="10pt" style:font-weight-asian="normal" style:font-size-complex="10pt" style:font-weight-complex="normal"/>
    </style:style>
    <style:style style:name="P29" style:family="paragraph" style:parent-style-name="Standard">
      <style:text-properties fo:color="#729fcf" loext:opacity="100%" fo:font-size="10pt" fo:font-style="normal" fo:font-weight="normal" officeooo:rsid="001b13c6" officeooo:paragraph-rsid="001b13c6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text-properties fo:color="#729fcf" loext:opacity="100%" style:text-line-through-style="none" style:text-line-through-type="none" fo:font-size="10pt" fo:font-weight="normal" officeooo:rsid="0018e65e" officeooo:paragraph-rsid="0018e65e" style:font-size-asian="10pt" style:font-weight-asian="normal" style:font-size-complex="10pt" style:font-weight-complex="normal"/>
    </style:style>
    <style:style style:name="P31" style:family="paragraph" style:parent-style-name="Standard">
      <style:text-properties fo:color="#f10d0c" loext:opacity="100%"/>
    </style:style>
    <style:style style:name="P32" style:family="paragraph" style:parent-style-name="Standard">
      <style:text-properties officeooo:rsid="00106d86" officeooo:paragraph-rsid="00106d86"/>
    </style:style>
    <style:style style:name="P33" style:family="paragraph" style:parent-style-name="Standard">
      <style:text-properties officeooo:paragraph-rsid="00106d86"/>
    </style:style>
    <style:style style:name="P34" style:family="paragraph" style:parent-style-name="Standard">
      <style:text-properties fo:color="#ff0000" loext:opacity="100%" fo:font-size="13pt" fo:font-weight="bold" officeooo:rsid="0012518a" officeooo:paragraph-rsid="0012518a" style:font-size-asian="13pt" style:font-weight-asian="bold" style:font-size-complex="13pt" style:font-weight-complex="bold"/>
    </style:style>
    <style:style style:name="P35" style:family="paragraph" style:parent-style-name="Standard">
      <style:text-properties fo:color="#ff0000" loext:opacity="100%" fo:font-weight="bold" style:font-weight-asian="bold" style:font-weight-complex="bold"/>
    </style:style>
    <style:style style:name="P36" style:family="paragraph" style:parent-style-name="Standard">
      <style:text-properties fo:color="#ff0000" loext:opacity="100%" fo:font-weight="bold" officeooo:paragraph-rsid="00158176" style:font-weight-asian="bold" style:font-weight-complex="bold"/>
    </style:style>
    <style:style style:name="P37" style:family="paragraph" style:parent-style-name="Standard">
      <style:text-properties fo:color="#ff0000" loext:opacity="100%" fo:font-size="12pt" fo:font-weight="bold" officeooo:rsid="001b13c6" officeooo:paragraph-rsid="001b13c6" style:font-size-asian="10.5pt" style:font-weight-asian="bold" style:font-size-complex="12pt" style:font-weight-complex="bold"/>
    </style:style>
    <style:style style:name="P38" style:family="paragraph" style:parent-style-name="Standard">
      <style:text-properties officeooo:rsid="0013c600" officeooo:paragraph-rsid="0013c600"/>
    </style:style>
    <style:style style:name="P39" style:family="paragraph" style:parent-style-name="Standard">
      <style:text-properties officeooo:paragraph-rsid="0013c600"/>
    </style:style>
    <style:style style:name="P40" style:family="paragraph" style:parent-style-name="Standard">
      <style:text-properties fo:color="#000000" loext:opacity="100%" fo:font-size="12pt" style:text-underline-style="none" fo:font-weight="normal" officeooo:rsid="0013c600" officeooo:paragraph-rsid="0013c600" style:font-size-asian="12pt" style:font-weight-asian="normal" style:font-size-complex="12pt" style:font-weight-complex="normal"/>
    </style:style>
    <style:style style:name="P41" style:family="paragraph" style:parent-style-name="Standard">
      <style:text-properties fo:color="#000000" loext:opacity="100%" fo:font-size="12pt" fo:font-weight="normal" officeooo:rsid="0018e65e" officeooo:paragraph-rsid="0018e65e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color="#000000" loext:opacity="100%" fo:font-size="12pt" fo:font-weight="normal" officeooo:rsid="0018e65e" officeooo:paragraph-rsid="001958e9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color="#000000" loext:opacity="100%" fo:font-size="12pt" fo:font-weight="normal" officeooo:rsid="001958e9" officeooo:paragraph-rsid="001958e9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color="#000000" loext:opacity="100%" fo:font-size="12pt" fo:font-weight="normal" officeooo:rsid="001b13c6" officeooo:paragraph-rsid="001b13c6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color="#000000" loext:opacity="100%" fo:font-size="12pt" fo:font-style="normal" fo:font-weight="normal" officeooo:rsid="001b13c6" officeooo:paragraph-rsid="001b13c6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text-properties fo:color="#000000" loext:opacity="100%" fo:font-size="12pt" fo:font-style="normal" fo:font-weight="normal" officeooo:rsid="001d13bd" officeooo:paragraph-rsid="001d13bd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text-properties fo:color="#000000" loext:opacity="100%" style:text-line-through-style="none" style:text-line-through-type="none" fo:font-size="12pt" fo:font-weight="normal" officeooo:rsid="0018e65e" officeooo:paragraph-rsid="0018e65e" style:font-size-asian="10.5pt" style:font-weight-asian="normal" style:font-size-complex="12pt" style:font-weight-complex="normal"/>
    </style:style>
    <style:style style:name="P48" style:family="paragraph" style:parent-style-name="Standard">
      <style:text-properties officeooo:rsid="00158176" officeooo:paragraph-rsid="00158176"/>
    </style:style>
    <style:style style:name="P49" style:family="paragraph" style:parent-style-name="Standard">
      <style:text-properties officeooo:paragraph-rsid="00158176"/>
    </style:style>
    <style:style style:name="P50" style:family="paragraph" style:parent-style-name="Standard">
      <style:text-properties officeooo:rsid="0018e65e" officeooo:paragraph-rsid="0018e65e"/>
    </style:style>
    <style:style style:name="P51" style:family="paragraph">
      <loext:graphic-properties draw:fill-color="#000000"/>
      <style:paragraph-properties fo:text-align="center"/>
    </style:style>
    <style:style style:name="P52" style:family="paragraph">
      <style:paragraph-properties fo:text-align="center"/>
    </style:style>
    <style:style style:name="T1" style:family="text">
      <style:text-properties officeooo:rsid="000e734e"/>
    </style:style>
    <style:style style:name="T2" style:family="text">
      <style:text-properties fo:color="#50938a" loext:opacity="100%" fo:font-size="10pt" officeooo:rsid="000e734e" style:font-size-asian="10pt" style:font-size-complex="10pt"/>
    </style:style>
    <style:style style:name="T3" style:family="text">
      <style:text-properties officeooo:rsid="00106d86"/>
    </style:style>
    <style:style style:name="T4" style:family="text">
      <style:text-properties fo:color="#729fcf" loext:opacity="100%" fo:font-size="10pt" style:font-size-asian="10pt" style:font-size-complex="10pt"/>
    </style:style>
    <style:style style:name="T5" style:family="text">
      <style:text-properties fo:color="#729fcf" loext:opacity="100%" fo:font-size="10pt" officeooo:rsid="00106d86" style:font-size-asian="10pt" style:font-size-complex="10pt"/>
    </style:style>
    <style:style style:name="T6" style:family="text">
      <style:text-properties fo:color="#729fcf" loext:opacity="100%" fo:font-size="10pt" officeooo:rsid="0012518a" style:font-size-asian="10pt" style:font-size-complex="10pt"/>
    </style:style>
    <style:style style:name="T7" style:family="text">
      <style:text-properties fo:color="#729fcf" loext:opacity="100%" fo:font-size="10pt" officeooo:rsid="0013c600" style:font-size-asian="10pt" style:font-size-complex="10pt"/>
    </style:style>
    <style:style style:name="T8" style:family="text">
      <style:text-properties fo:color="#729fcf" loext:opacity="100%" fo:font-size="10pt" officeooo:rsid="00158176" style:font-size-asian="10pt" style:font-size-complex="10pt"/>
    </style:style>
    <style:style style:name="T9" style:family="text">
      <style:text-properties fo:color="#729fcf" loext:opacity="100%" fo:font-size="10pt" fo:font-style="italic" officeooo:rsid="0013c600" style:font-size-asian="10pt" style:font-style-asian="italic" style:font-size-complex="10pt" style:font-style-complex="italic"/>
    </style:style>
    <style:style style:name="T10" style:family="text">
      <style:text-properties fo:color="#729fcf" loext:opacity="100%" fo:font-size="10pt" fo:font-style="normal" officeooo:rsid="0013c600" style:font-size-asian="10pt" style:font-style-asian="normal" style:font-size-complex="10pt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06d86" style:font-style-asian="italic" style:font-style-complex="italic"/>
    </style:style>
    <style:style style:name="T13" style:family="text">
      <style:text-properties officeooo:rsid="0012518a"/>
    </style:style>
    <style:style style:name="T14" style:family="text">
      <style:text-properties fo:font-variant="normal" fo:text-transform="none" style:font-name="Roboto" fo:letter-spacing="normal" fo:font-style="normal" fo:font-weight="normal"/>
    </style:style>
    <style:style style:name="T15" style:family="text">
      <style:text-properties fo:font-variant="normal" fo:text-transform="none" style:font-name="Roboto" fo:letter-spacing="normal" fo:font-style="normal" fo:font-weight="normal" officeooo:rsid="0012518a"/>
    </style:style>
    <style:style style:name="T16" style:family="text">
      <style:text-properties officeooo:rsid="001302bf"/>
    </style:style>
    <style:style style:name="T17" style:family="text">
      <style:text-properties officeooo:rsid="0013c600"/>
    </style:style>
    <style:style style:name="T18" style:family="text">
      <style:text-properties officeooo:rsid="0015509c"/>
    </style:style>
    <style:style style:name="T19" style:family="text">
      <style:text-properties officeooo:rsid="00158176"/>
    </style:style>
    <style:style style:name="T20" style:family="text">
      <style:text-properties style:text-line-through-style="none" style:text-line-through-type="none"/>
    </style:style>
    <style:style style:name="T21" style:family="text">
      <style:text-properties style:text-line-through-style="none" style:text-line-through-type="none" fo:font-weight="bold" fo:background-color="#ffff00" loext:char-shading-value="0" style:font-weight-asian="bold" style:font-weight-complex="bol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1e971d"/>
    </style:style>
    <style:style style:name="T24" style:family="text">
      <style:text-properties officeooo:rsid="00200a59"/>
    </style: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Friday(03/12)</text:p>
      <text:p text:style-name="P9"/>
      <text:p text:style-name="P9">CREATING CUSTOM IMAGES: (2 WAYS)</text:p>
      <text:p text:style-name="P9"/>
      <text:p text:style-name="P3"><text:span text:style-name="T1">1) </text:span>CREATE IMAGE BY MODIFYING CONTAINER:</text:p>
      <text:p text:style-name="P1"/>
      <text:p text:style-name="P7">#create container and enter into it</text:p>
      <text:p text:style-name="Standard">docker run -it --name name1 ubuntu bash</text:p>
      <text:p text:style-name="P6"/>
      <text:p text:style-name="P7">#list of modifications done in running container</text:p>
      <text:p text:style-name="P8">apt-get update <text:s text:c="11"/></text:p>
      <text:p text:style-name="P8">apt-get install figlet</text:p>
      <text:p text:style-name="P8">figlet welcome <text:s text:c="10"/><text:span text:style-name="T2">#verify the installation of figlet</text:span></text:p>
      <text:p text:style-name="Standard"/>
      <text:p text:style-name="P11">#commiting changes done in running container into the new image(ashwini-figlet)</text:p>
      <text:p text:style-name="Standard">docker commit container-name/id(modified) ashwini-figlet</text:p>
      <text:p text:style-name="Standard"/>
      <text:p text:style-name="P10">#To create container from newly created image</text:p>
      <text:p text:style-name="Standard">docker run -it -d --name myimagecontainer ashwini_figlet bash</text:p>
      <text:p text:style-name="Standard"/>
      <text:p text:style-name="P31"><text:span text:style-name="T12">2)</text:span><text:span text:style-name="T11">CREATE IMAGE OUT OF DOCKER FILES:</text:span></text:p>
      <text:p text:style-name="Standard"/>
      <text:p text:style-name="P12">#create a Dockerfile for creating an image</text:p>
      <text:p text:style-name="Standard">gedit Dockerfile</text:p>
      <text:p text:style-name="Standard"/>
      <text:p text:style-name="P10">#Inside Dockerfile</text:p>
      <text:p text:style-name="Standard">FROM ubuntu <text:s text:c="19"/><text:span text:style-name="T4"><text:s/></text:span><text:span text:style-name="T5">#base image</text:span></text:p>
      <text:p text:style-name="Standard">RUN apt-get update <text:s text:c="11"/><text:span text:style-name="T5">#update</text:span></text:p>
      <text:p text:style-name="Standard">RUN apt-get install figlet <text:s text:c="3"/><text:span text:style-name="T5">#install figlet</text:span></text:p>
      <text:p text:style-name="Standard"/>
      <text:p text:style-name="P12">#To build the Dockerfile present in current directory to create new image(auto_ashu_figlet)</text:p>
      <text:p text:style-name="Standard">docker build -t auto_ashu_figlet .</text:p>
      <text:p text:style-name="P12"/>
      <text:p text:style-name="P12">#To rebuild the Dockerfile from scratch </text:p>
      <text:p text:style-name="Standard">docker build --no-cache -t auto_ashu_figlet .</text:p>
      <text:p text:style-name="Standard"/>
      <text:p text:style-name="P13">#To create container from newly created image</text:p>
      <text:p text:style-name="P33">docker run -it -d --name myimagecontainer a<text:span text:style-name="T3">uto_ashu_</text:span>_figlet bash</text:p>
      <text:p text:style-name="P32"/>
      <text:p text:style-name="Standard"><draw:line text:anchor-type="paragraph" draw:z-index="0" draw:name="Shape1" draw:style-name="gr2" draw:text-style-name="P52" svg:x1="-0.584cm" svg:y1="0.226cm" svg:x2="17.702cm" svg:y2="0.226cm"><text:p/></draw:line></text:p>
      <text:p text:style-name="P12"/>
      <text:p text:style-name="P12">#To view the history of the image build</text:p>
      <text:p text:style-name="Standard">docker history auto_ashu_figlet</text:p>
      <text:p text:style-name="Standard"/>
      <text:p text:style-name="P12">#To provide filename if multiple Dockerfile exists in current directory</text:p>
      <text:p text:style-name="Standard">docker build -f Dockerfile.<text:span text:style-name="T3">c</text:span> -t myapp_debug . </text:p>
      <text:p text:style-name="Standard"/>
      <text:p text:style-name="P14">#figlet command to display the script in default font</text:p>
      <text:p text:style-name="Standard">figlet -f script "welcome to docker"</text:p>
      <text:p text:style-name="Standard"/>
      <text:p text:style-name="P14">#Inside docker file CMD is command to be executed when we start the docker(Dockerfile can have multiple CMD but the last CMD command will be executed</text:p>
      <text:p text:style-name="Standard">CMD figlet -f script "welcome to docker"</text:p>
      <text:p text:style-name="Standard"><text:s/></text:p>
      <text:p text:style-name="P14">#To verify CMD command role we run container out of auto_ashu_figlet</text:p>
      <text:p text:style-name="Standard"><text:soft-page-break/>docker run auto_ashu_figlet</text:p>
      <text:p text:style-name="Standard"/>
      <text:p text:style-name="P10">#In Dockerfile</text:p>
      <text:p text:style-name="P15"><text:span text:style-name="T13">#ENTRYPOINT </text:span><text:span text:style-name="T14">used to specify the </text:span><text:span text:style-name="T15">instruction</text:span><text:span text:style-name="T14"> which should run when a container is started </text:span></text:p>
      <text:p text:style-name="Standard">ENTRYPOINT ["figlet","-f","script"] </text:p>
      <text:p text:style-name="Standard"/>
      <text:p text:style-name="P10">#By default it runs with msg "welcome to docker <text:span text:style-name="T13">as we have used ENTRYPOINT as shown above</text:span>"</text:p>
      <text:p text:style-name="Standard">docker run auto_ashu_figlet welcome to docker</text:p>
      <text:p text:style-name="Standard"/>
      <text:p text:style-name="P10">#To overwrite ENTRYPOINT <text:span text:style-name="T13">present in Dockerfile</text:span></text:p>
      <text:p text:style-name="Standard">docker run -it --entrypoint bash auto_ashu_figlet <text:s text:c="21"/><text:span text:style-name="T4"><text:s/></text:span><text:span text:style-name="T6">#starts container without any msg</text:span></text:p>
      <text:p text:style-name="Standard">docker run -it --entrypoint bash echo auto_ashu_figlet hello!!! <text:span text:style-name="T6">#starts container with msg hello!!!</text:span></text:p>
      <text:p text:style-name="Standard"/>
      <text:p text:style-name="Standard"/>
      <text:p text:style-name="P34">TO ADD PROGRAM IN Dockerfile:</text:p>
      <text:p text:style-name="P34"/>
      <text:p text:style-name="P26">#create a c program file</text:p>
      <text:p text:style-name="Standard">gedit hello.c</text:p>
      <text:p text:style-name="Standard"/>
      <text:p text:style-name="P10">#Inside hello.c</text:p>
      <text:p text:style-name="Standard">int main()</text:p>
      <text:p text:style-name="Standard">{</text:p>
      <text:p text:style-name="Standard">puts("Hello World!!!");</text:p>
      <text:p text:style-name="Standard">return 0;</text:p>
      <text:p text:style-name="Standard">}</text:p>
      <text:p text:style-name="Standard"><text:s/></text:p>
      <text:p text:style-name="P17">#open Dockerfile</text:p>
      <text:p text:style-name="Standard">gedit Dockerfile</text:p>
      <text:p text:style-name="Standard"/>
      <text:p text:style-name="P10">#Inside Dockerfile</text:p>
      <text:p text:style-name="Standard">RUN apt-get -y install build-essential <text:span text:style-name="T4"><text:s/></text:span><text:span text:style-name="T6">#required package to run c program</text:span></text:p>
      <text:p text:style-name="Standard">COPY hello.c / <text:s text:c="36"/><text:span text:style-name="T4"><text:s/></text:span><text:span text:style-name="T6">#copy code to root directory</text:span></text:p>
      <text:p text:style-name="Standard">RUN make hello <text:s text:c="34"/><text:span text:style-name="T4"><text:s/></text:span><text:span text:style-name="T6">#to run program</text:span></text:p>
      <text:p text:style-name="Standard">CMD /hello <text:s text:c="41"/><text:span text:style-name="T4"><text:s text:c="2"/></text:span><text:span text:style-name="T6">#to show o|p of program when container is started</text:span></text:p>
      <text:p text:style-name="P16"/>
      <text:p text:style-name="P17">#build image from Dockerfile present in current directory</text:p>
      <text:p text:style-name="Standard">docker build -t my_new_image</text:p>
      <text:p text:style-name="Standard">docker run my_new_image</text:p>
      <text:p text:style-name="Standard"/>
      <text:p text:style-name="P35">Multiple Dockerfiles scenario:</text:p>
      <text:p text:style-name="P35"/>
      <text:p text:style-name="P18">#copy existing Dockerfile to new Dockerfile.c</text:p>
      <text:p text:style-name="Standard">cp Dockerfile Dockerfile.c</text:p>
      <text:p text:style-name="Standard"/>
      <text:p text:style-name="P18">#provide name of Dockerfile while building image</text:p>
      <text:p text:style-name="Standard">docker build -f Dockerfile.c -t c_program</text:p>
      <text:p text:style-name="Standard">docker run c_program</text:p>
      <text:p text:style-name="Standard"/>
      <text:p text:style-name="P35"><text:span text:style-name="T16">Us</text:span>ing sample application nginx from repo</text:p>
      <text:p text:style-name="P35"/>
      <text:p text:style-name="P18">#clone the files present in repo</text:p>
      <text:p text:style-name="Standard">git clone <text:a xlink:type="simple" xlink:href="https://github.com/sshelake25/thbs_docker_labs.git" text:style-name="Internet_20_link" text:visited-style-name="Visited_20_Internet_20_Link">https://github.com/sshelake25/thbs_docker_labs.git</text:a></text:p>
      <text:p text:style-name="Standard"/>
      <text:p text:style-name="Standard"/>
      <text:p text:style-name="P18"><text:soft-page-break/># Enter into thbs_docker_labs directory</text:p>
      <text:p text:style-name="Standard">cd thbs_docker_labs</text:p>
      <text:p text:style-name="Standard"/>
      <text:p text:style-name="Standard"/>
      <text:p text:style-name="P20">#list all files present</text:p>
      <text:p text:style-name="Standard">ls</text:p>
      <text:p text:style-name="P10"/>
      <text:p text:style-name="P20">#open Dockerfile</text:p>
      <text:p text:style-name="Standard">gedit Dockerfile</text:p>
      <text:p text:style-name="Standard"/>
      <text:p text:style-name="P10">#inside Dockerfile</text:p>
      <text:p text:style-name="Standard">FROM nginx <text:s text:c="30"/><text:span text:style-name="T7">#base image</text:span></text:p>
      <text:p text:style-name="Standard">COPY . /usr/share/nginx/html <text:s text:c="3"/><text:span text:style-name="T7">#copy from current directory to </text:span><text:span text:style-name="T9">usr/</text:span><text:span text:style-name="T10">share/nginx/html</text:span></text:p>
      <text:p text:style-name="P10"/>
      <text:p text:style-name="P20">#build the image</text:p>
      <text:p text:style-name="Standard">docker build -t nginx_image .</text:p>
      <text:p text:style-name="Standard"/>
      <text:p text:style-name="P20">#run the image with port mapping</text:p>
      <text:p text:style-name="Standard">docker run -d -p 100:80 nginx_image</text:p>
      <text:p text:style-name="Standard"/>
      <text:p text:style-name="Standard"><text:span text:style-name="T17">#</text:span>Go to browser and give 192.168.0.110:100 (IP-address of ur machine: <text:span text:style-name="T17">host-port</text:span>)</text:p>
      <text:p text:style-name="Standard"/>
      <text:p text:style-name="P35">For Apache:</text:p>
      <text:p text:style-name="P35"/>
      <text:p text:style-name="P21">#open Dockerfile</text:p>
      <text:p text:style-name="Standard">gedit Dockerfile</text:p>
      <text:p text:style-name="Standard"/>
      <text:p text:style-name="P22">#Inside Dockerfile</text:p>
      <text:p text:style-name="Standard">FROM httpd:2.4</text:p>
      <text:p text:style-name="P39">COPY . /usr/local/apache2/htdocs/ <text:s text:c="5"/><text:span text:style-name="T7">#copy from current directory to </text:span><text:span text:style-name="T9">usr/</text:span><text:span text:style-name="T10">local/apache2/htdocs</text:span></text:p>
      <text:p text:style-name="P23"/>
      <text:p text:style-name="Standard"/>
      <text:p text:style-name="P21">#build the image out of Dockerfile in current directory</text:p>
      <text:p text:style-name="Standard">docker build -t apache_image .</text:p>
      <text:p text:style-name="Standard"/>
      <text:p text:style-name="P21">#stop nginx container</text:p>
      <text:p text:style-name="Standard">docker stop nginx_image_container</text:p>
      <text:p text:style-name="Standard"/>
      <text:p text:style-name="P21">#run container with port mapping</text:p>
      <text:p text:style-name="Standard">docker run -d -p 100:80 apache_image</text:p>
      <text:p text:style-name="Standard"><draw:line text:anchor-type="paragraph" draw:z-index="1" draw:name="Shape2" draw:style-name="gr1" draw:text-style-name="P51" svg:x1="-1.171cm" svg:y1="0.476cm" svg:x2="18.408cm" svg:y2="0.517cm"><text:p/></draw:line></text:p>
      <text:p text:style-name="Standard"/>
      <text:p text:style-name="P38">Monday(06/12)</text:p>
      <text:p text:style-name="P38"/>
      <text:p text:style-name="P24">#create Dockerfile</text:p>
      <text:p text:style-name="Standard"><text:span text:style-name="T18">gedit </text:span>Dockerfile.ansible</text:p>
      <text:p text:style-name="Standard"/>
      <text:p text:style-name="P10">#inside Dockerfile.ansible</text:p>
      <text:p text:style-name="Standard">FROM ubuntu </text:p>
      <text:p text:style-name="Standard">RUN apt-get update</text:p>
      <text:p text:style-name="Standard">RUN apt-get -y install git</text:p>
      <text:p text:style-name="Standard">RUN apt-get -y install ansible</text:p>
      <text:p text:style-name="Standard"/>
      <text:p text:style-name="P24">#build image out of Dockerfile in curr dir</text:p>
      <text:p text:style-name="Standard">docker build -f Dockerfile.ansible -t ansible_image .</text:p>
      <text:p text:style-name="Standard"><text:soft-page-break/></text:p>
      <text:p text:style-name="Standard"><text:span text:style-name="T8">#</text:span><text:span text:style-name="T4">Go to hub create repo</text:span> </text:p>
      <text:p text:style-name="Standard">ashwini2611/thbs</text:p>
      <text:p text:style-name="Standard"/>
      <text:p text:style-name="P25">#to authenticate </text:p>
      <text:p text:style-name="Standard">docker login</text:p>
      <text:p text:style-name="P10"><text:span text:style-name="T19">#</text:span>username: ashwinih2611</text:p>
      <text:p text:style-name="P10"><text:span text:style-name="T19">#</text:span>pass: Ashu@2611</text:p>
      <text:p text:style-name="P10"/>
      <text:p text:style-name="P10">#docker build -t reponame:imagename</text:p>
      <text:p text:style-name="P25">#Tag the image name with repo-name:image-name</text:p>
      <text:p text:style-name="Standard">docker build -t ashwinih2611/thbs:ansible_image .</text:p>
      <text:p text:style-name="P10"/>
      <text:p text:style-name="P25">#push the tagged image to repo</text:p>
      <text:p text:style-name="Standard">docker push ashwinih2611/thbs:ansible_image</text:p>
      <text:p text:style-name="Standard"/>
      <text:p text:style-name="P10">#to debug the container</text:p>
      <text:p text:style-name="Standard">docker inspect containername/id </text:p>
      <text:p text:style-name="Standard"/>
      <text:p text:style-name="Standard"/>
      <text:p text:style-name="P49"/>
      <text:p text:style-name="P36"><text:span text:style-name="T16">Us</text:span>ing sample <text:span text:style-name="T19">spring-boot </text:span>application from repo</text:p>
      <text:p text:style-name="P36"/>
      <text:p text:style-name="P19">#clone the files present in repo</text:p>
      <text:p text:style-name="P49">git clone <text:a xlink:type="simple" xlink:href="https://github.com/sshelake25/thbs_docker_labs.git" text:style-name="Internet_20_link" text:visited-style-name="Visited_20_Internet_20_Link">https://github.com/sshelake25/thbs_docker_labs.git</text:a></text:p>
      <text:p text:style-name="P49"/>
      <text:p text:style-name="P19"># Enter into thbs_docker_labs directory</text:p>
      <text:p text:style-name="P49">cd thbs_docker_labs</text:p>
      <text:p text:style-name="P49"/>
      <text:p text:style-name="P49"><text:span text:style-name="T8">#</text:span><text:span text:style-name="T7">list all files present</text:span></text:p>
      <text:p text:style-name="P49">ls</text:p>
      <text:p text:style-name="P49"/>
      <text:p text:style-name="P25">#to switch branch to spring-boot-todo</text:p>
      <text:p text:style-name="P48">git checkout spring-boot-todo</text:p>
      <text:p text:style-name="P48"/>
      <text:p text:style-name="P25">#open Dockerfile (uncomment LABEL)</text:p>
      <text:p text:style-name="P48">gedit Dockerfile</text:p>
      <text:p text:style-name="P48"/>
      <text:p text:style-name="P48"/>
      <text:p text:style-name="P25">#build image out of spring boot Dockerfile</text:p>
      <text:p text:style-name="P48">docker build -t ashu:1.0.0 .</text:p>
      <text:p text:style-name="P48"/>
      <text:p text:style-name="P25">#run container out of application image</text:p>
      <text:p text:style-name="P48">docker run -itd -p 8080:8080 –name spring_con ashu:1.0.0 bash</text:p>
      <text:p text:style-name="P48"/>
      <text:p text:style-name="P48"/>
      <text:p text:style-name="P48">Go to browser hit 192.168.0.11.:8080</text:p>
      <text:p text:style-name="P49"/>
      <text:p text:style-name="P25">#run container out of mysql image by passing environment variable </text:p>
      <text:p text:style-name="Standard">docker run -it --name a<text:span text:style-name="T19">shu</text:span>_sql -e MYSQL_ALLOW_EMPTY_PASSWORD=true mysql</text:p>
      <text:p text:style-name="Standard"/>
      <text:p text:style-name="Standard"/>
      <text:p text:style-name="Standard"/>
      <text:p text:style-name="Standard"/>
      <text:p text:style-name="Standard"/>
      <text:p text:style-name="P50"><text:soft-page-break/>Tuesday(07/12)</text:p>
      <text:p text:style-name="P50"/>
      <text:p text:style-name="P2">DOCKER CO<text:span text:style-name="T24">MPOSE</text:span></text:p>
      <text:p text:style-name="P2"/>
      <text:p text:style-name="P41">It is used to define multiple containers in single yml file (default file: docker-console.yml)</text:p>
      <text:p text:style-name="P41">Can run multiple containers at a time and can stop multiple running containers.</text:p>
      <text:p text:style-name="P41"/>
      <text:p text:style-name="P27">#install docker compose</text:p>
      <text:p text:style-name="P41">apt-get update </text:p>
      <text:p text:style-name="P41">apt<text:span text:style-name="T20"> get install docker-compose</text:span></text:p>
      <text:p text:style-name="P47"/>
      <text:p text:style-name="P30">#commands to run if installation of docker-compose fails</text:p>
      <text:p text:style-name="P47">apt-get install curl</text:p>
      <text:p text:style-name="P47">apt-get install docker-compose</text:p>
      <text:p text:style-name="P41"><text:span text:style-name="T20"><text:s text:c="13"/></text:span><text:span text:style-name="T21">(or)</text:span></text:p>
      <text:p text:style-name="P47">apt-get install pip</text:p>
      <text:p text:style-name="P47">pip install docker-console</text:p>
      <text:p text:style-name="P47"/>
      <text:p text:style-name="P30">#to verify installation of docker-console </text:p>
      <text:p text:style-name="P47">docker-console --version</text:p>
      <text:p text:style-name="P41"/>
      <text:p text:style-name="P27">#create docker-console.yml</text:p>
      <text:p text:style-name="P41">gedit docker-console.yml</text:p>
      <text:p text:style-name="P41"/>
      <text:p text:style-name="P27">#inside docker-console.yml</text:p>
      <text:p text:style-name="P27">#creates 2 containers with name webapp_1 and apache_webapp_1 at the same time</text:p>
      <text:p text:style-name="P27"/>
      <text:p text:style-name="P41">version: “3” <text:s text:c="13"/></text:p>
      <text:p text:style-name="P41">services:</text:p>
      <text:p text:style-name="P41"><text:s text:c="2"/>webapp:</text:p>
      <text:p text:style-name="P41"><text:s text:c="4"/>image: nginx</text:p>
      <text:p text:style-name="P41"><text:s text:c="4"/>ports:</text:p>
      <text:p text:style-name="P41"><text:s text:c="6"/>- “8000:80”</text:p>
      <text:p text:style-name="P41"><text:s text:c="2"/>apache_webapp:</text:p>
      <text:p text:style-name="P41"><text:s text:c="4"/>image: httpd</text:p>
      <text:p text:style-name="P41"><text:s text:c="4"/>ports: “2000:80”</text:p>
      <text:p text:style-name="P41"/>
      <text:p text:style-name="P41"/>
      <text:p text:style-name="P41">#to run the docker-console.yml file </text:p>
      <text:p text:style-name="P41">docker-console up -d</text:p>
      <text:p text:style-name="P41"/>
      <text:p text:style-name="P41">#if multiple yml files</text:p>
      <text:p text:style-name="P41">docker-console -f anotherconsole.yml up -d</text:p>
      <text:p text:style-name="P41"/>
      <text:p text:style-name="P41"/>
      <text:p text:style-name="P41"/>
      <text:p text:style-name="P27">#inside docker-console.yml</text:p>
      <text:p text:style-name="P27"/>
      <text:p text:style-name="P27"/>
      <text:p text:style-name="P27">#to create container out of dockerfile</text:p>
      <text:p text:style-name="P41">ansible_git:</text:p>
      <text:p text:style-name="P41"><text:s text:c="2"/>build: .</text:p>
      <text:p text:style-name="P41"/>
      <text:p text:style-name="P41"/>
      <text:p text:style-name="P27"><text:soft-page-break/>#multiple dockerfiles in current directory</text:p>
      <text:p text:style-name="P41">ansible_git:</text:p>
      <text:p text:style-name="P41"><text:s text:c="2"/>build:</text:p>
      <text:p text:style-name="P41"><text:s text:c="4"/>context: .</text:p>
      <text:p text:style-name="P41"><text:s text:c="4"/>Dockerfile: ./filename</text:p>
      <text:p text:style-name="P41"/>
      <text:p text:style-name="P28">#to stop and delete all running containers </text:p>
      <text:p text:style-name="P43">docker-console down</text:p>
      <text:p text:style-name="P43"/>
      <text:p text:style-name="P28">#to check network list</text:p>
      <text:p text:style-name="P43">docker network ls</text:p>
      <text:p text:style-name="P43"/>
      <text:p text:style-name="P28">#to get IP-address from inspect command </text:p>
      <text:p text:style-name="P43">docker inspect container-name/id | grep IPAddress</text:p>
      <text:p text:style-name="P43"/>
      <text:p text:style-name="P28">#To check the connectivity between running containers of same networks</text:p>
      <text:p text:style-name="P28"/>
      <text:p text:style-name="P43">docker run -itd –name ashu1 nginx </text:p>
      <text:p text:style-name="P43">docker run -itd –name ashu nginx </text:p>
      <text:p text:style-name="P43"/>
      <text:p text:style-name="P28">#enter into one of the running container </text:p>
      <text:p text:style-name="P43">docker container exec -it ashu bash</text:p>
      <text:p text:style-name="P43"/>
      <text:p text:style-name="P28">#install iputils</text:p>
      <text:p text:style-name="P43">apt-get update</text:p>
      <text:p text:style-name="P43">apt-get install iputils-ping</text:p>
      <text:p text:style-name="P43"/>
      <text:p text:style-name="P28">#now ping with ipaddress of other running container </text:p>
      <text:p text:style-name="P43">ping 172.17.0.3</text:p>
      <text:p text:style-name="P43"/>
      <text:p text:style-name="P28">#exit from container and create new network </text:p>
      <text:p text:style-name="P43">exit</text:p>
      <text:p text:style-name="P43">docker network create thbs_solution</text:p>
      <text:p text:style-name="P43"/>
      <text:p text:style-name="P28">#run a container inside newly created network </text:p>
      <text:p text:style-name="P43">docker run -it –name network_con –net thbs_solution nginx</text:p>
      <text:p text:style-name="P43"/>
      <text:p text:style-name="P28">#ping with ipaddress of container from another network </text:p>
      <text:p text:style-name="P43">ping 172.17.0.3 <text:s/>#ping fails</text:p>
      <text:p text:style-name="P43"/>
      <text:p text:style-name="P43"/>
      <text:p text:style-name="P37">DOCKER VOLUMES:</text:p>
      <text:p text:style-name="P43"/>
      <text:p text:style-name="P44">Helps to store persistent data </text:p>
      <text:p text:style-name="P44">stored in host machine</text:p>
      <text:p text:style-name="P44"/>
      <text:p text:style-name="P44">default path: <text:span text:style-name="T11">var/</text:span><text:span text:style-name="T22">lib/docker/volumes</text:span></text:p>
      <text:p text:style-name="P45"/>
      <text:p text:style-name="P29">#create volume</text:p>
      <text:p text:style-name="P45">docker volume create volume-name</text:p>
      <text:p text:style-name="P45"/>
      <text:p text:style-name="P29">#to list volumes</text:p>
      <text:p text:style-name="P45">docker volume ls</text:p>
      <text:p text:style-name="P45"/>
      <text:p text:style-name="P29"/>
      <text:p text:style-name="P29"><text:soft-page-break/>#to inspect volumes</text:p>
      <text:p text:style-name="P45">docker volume inspect volume-name</text:p>
      <text:p text:style-name="P45"/>
      <text:p text:style-name="P29">#to remove volume </text:p>
      <text:p text:style-name="P45">docker volume rm volume-name</text:p>
      <text:p text:style-name="P45"/>
      <text:p text:style-name="P45"/>
      <text:p text:style-name="P46">Wednesday(08/12)</text:p>
      <text:p text:style-name="P46"/>
      <text:p text:style-name="P4">3 ways to store data from container </text:p>
      <text:p text:style-name="P4"/>
      <text:p text:style-name="P4">1) bind mount: stores contents anywhere in host system (in file-system)</text:p>
      <text:p text:style-name="P4">2)tmpfs mount: stores contents only in host s|s memory </text:p>
      <text:p text:style-name="P4">3)Volumes: stores contents in docker area(/var/lib/docker/volumes)</text:p>
      <text:p text:style-name="P5"/>
      <text:p text:style-name="P5"/>
      <text:p text:style-name="P5"/>
      <text:p text:style-name="P45"/>
      <text:p text:style-name="P45"/>
      <text:p text:style-name="P45"/>
      <text:p text:style-name="P45"/>
      <text:p text:style-name="P45"/>
      <text:p text:style-name="P43"/>
      <text:p text:style-name="P42"/>
      <text:p text:style-name="P42"/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2T16:45:58.632000000</dc:date>
    <meta:editing-duration>PT6H43M2S</meta:editing-duration>
    <meta:editing-cycles>9</meta:editing-cycles>
    <meta:generator>LibreOffice/7.1.7.2$Windows_X86_64 LibreOffice_project/c6a4e3954236145e2acb0b65f68614365aeee33f</meta:generator>
    <meta:document-statistic meta:table-count="0" meta:image-count="0" meta:object-count="0" meta:page-count="7" meta:paragraph-count="222" meta:word-count="1055" meta:character-count="7709" meta:non-whitespace-character-count="6557"/>
  </office:meta>
</office:document-meta>
</file>